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fo:font-weight="normal" officeooo:rsid="0012df58" officeooo:paragraph-rsid="0012df58" style:font-size-asian="8.75pt" style:font-weight-asian="normal" style:font-size-complex="10pt" style:font-weight-complex="normal"/>
    </style:style>
    <style:style style:name="P2" style:family="paragraph" style:parent-style-name="Standard" style:master-page-name="Standard">
      <style:paragraph-properties style:page-number="auto"/>
      <style:text-properties style:font-name="Courier 10 Pitch" fo:font-size="12pt" fo:font-weight="bold" officeooo:rsid="00122c65" officeooo:paragraph-rsid="00122c65" style:font-size-asian="12pt" style:font-weight-asian="bold" style:font-size-complex="12pt" style:font-weight-complex="bold"/>
    </style:style>
    <style:style style:name="P3" style:family="paragraph" style:parent-style-name="Standard" style:list-style-name="WWNum1" style:master-page-name="Standard">
      <style:paragraph-properties style:page-number="auto" fo:break-before="page"/>
      <style:text-properties style:font-name="Courier 10 Pitch" fo:font-size="12pt" fo:font-weight="bold" officeooo:rsid="00122c65" officeooo:paragraph-rsid="0012df58" style:font-size-asian="12pt" style:font-weight-asian="bold" style:font-size-complex="12pt" style:font-weight-complex="bold"/>
    </style:style>
    <style:style style:name="P4" style:family="paragraph" style:parent-style-name="Standard" style:list-style-name="WWNum1">
      <style:text-properties style:font-name="Courier 10 Pitch" fo:font-size="12pt" fo:font-weight="bold" officeooo:rsid="00122c65" officeooo:paragraph-rsid="00122c65" style:font-size-asian="12pt" style:font-weight-asian="bold" style:font-size-complex="12pt" style:font-weight-complex="bold"/>
    </style:style>
    <style:style style:name="P5" style:family="paragraph" style:parent-style-name="Standard" style:list-style-name="WWNum1">
      <style:text-properties style:font-name="Courier 10 Pitch" fo:font-size="12pt" fo:font-weight="bold" officeooo:rsid="00122c65" officeooo:paragraph-rsid="0012df58" style:font-size-asian="12pt" style:font-weight-asian="bold" style:font-size-complex="12pt" style:font-weight-complex="bold"/>
    </style:style>
    <style:style style:name="P6" style:family="paragraph" style:parent-style-name="Standard" style:list-style-name="WWNum1">
      <style:text-properties style:font-name="Courier 10 Pitch" fo:font-size="12pt" fo:font-weight="bold" officeooo:paragraph-rsid="0012df58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1684832828" text:style-name="WWNum1">
        <text:list-item>
          <text:p text:style-name="P4">Java</text:p>
          <text:list>
            <text:list-item>
              <text:p text:style-name="P4">Exemplo BigDecimal</text:p>
            </text:list-item>
            <text:list-item>
              <text:p text:style-name="P4">Inverter String JAVA</text:p>
            </text:list-item>
            <text:list-item>
              <text:p text:style-name="P4">Sort</text:p>
            </text:list-item>
          </text:list>
        </text:list-item>
        <text:list-item text:start-value="8">
          <text:p text:style-name="P3">Java</text:p>
          <text:list>
            <text:list-item>
              <text:p text:style-name="P5">Exemplo BigDecimal</text:p>
            </text:list-item>
            <text:list-item>
              <text:p text:style-name="P5"/>
            </text:list-item>
          </text:list>
        </text:list-item>
      </text:list>
      <text:p text:style-name="P1">//Código errado retornando o Exception</text:p>
      <text:p text:style-name="P1"><text:s text:c="2"/>import java.math.BigDecimal;</text:p>
      <text:p text:style-name="P1"><text:s text:c="3"/></text:p>
      <text:p text:style-name="P1"><text:s text:c="2"/>public class MyAppBigDecimal {</text:p>
      <text:p text:style-name="P1"><text:s text:c="3"/></text:p>
      <text:p text:style-name="P1"><text:s text:c="9"/>/**</text:p>
      <text:p text:style-name="P1"><text:s text:c="10"/>* @param args</text:p>
      <text:p text:style-name="P1"><text:s text:c="10"/>*/</text:p>
      <text:p text:style-name="P1"><text:s text:c="9"/>public static void main(String[] args) {</text:p>
      <text:p text:style-name="P1"><text:s text:c="15"/></text:p>
      <text:p text:style-name="P1"><text:s text:c="15"/>System.out.println("Divide");</text:p>
      <text:p text:style-name="P1"><text:s text:c="15"/>System.out.println(new BigDecimal("1.00").divide(new BigDecimal("1.3")));</text:p>
      <text:p text:style-name="P1"><text:s text:c="3"/></text:p>
      <text:p text:style-name="P1"><text:s text:c="3"/></text:p>
      <text:p text:style-name="P1"><text:s text:c="9"/>}</text:p>
      <text:p text:style-name="P1"><text:s text:c="3"/></text:p>
      <text:p text:style-name="P1"><text:s text:c="2"/>}</text:p>
      <text:p text:style-name="P1"><text:s text:c="2"/>Saída:</text:p>
      <text:p text:style-name="P1"><text:s text:c="2"/>Divide</text:p>
      <text:p text:style-name="P1"><text:s text:c="2"/>Exception in thread "main" java.lang.ArithmeticException: Non-terminating decimal expansion; no exact representable decimal result.</text:p>
      <text:p text:style-name="P1"><text:s text:c="9"/>at java.math.BigDecimal.divide(BigDecimal.java:1603)</text:p>
      <text:p text:style-name="P1"><text:s text:c="9"/>at MyAppBigDecimal.main(MyAppBigDecimal.java:11)</text:p>
      <text:p text:style-name="P1"><text:s text:c="3"/></text:p>
      <text:p text:style-name="P1"><text:s text:c="3"/></text:p>
      <text:p text:style-name="P1"><text:s text:c="3"/></text:p>
      <text:p text:style-name="P1"><text:s text:c="2"/>//Código Correto retornando valor arredondado</text:p>
      <text:p text:style-name="P1"><text:s text:c="2"/>import java.math.BigDecimal;</text:p>
      <text:p text:style-name="P1"><text:s text:c="2"/>import java.math.RoundingMode;</text:p>
      <text:p text:style-name="P1"><text:s text:c="3"/></text:p>
      <text:p text:style-name="P1"><text:s text:c="2"/>public class MyAppBigDecimal {</text:p>
      <text:p text:style-name="P1"><text:s text:c="3"/></text:p>
      <text:p text:style-name="P1"><text:s text:c="9"/>/**</text:p>
      <text:p text:style-name="P1"><text:s text:c="10"/>* @param args</text:p>
      <text:p text:style-name="P1"><text:s text:c="10"/>*/</text:p>
      <text:p text:style-name="P1"><text:s text:c="9"/>public static void main(String[] args) {</text:p>
      <text:p text:style-name="P1"><text:s text:c="15"/></text:p>
      <text:p text:style-name="P1"><text:s text:c="15"/>System.out.println("Divide");</text:p>
      <text:p text:style-name="P1"><text:s text:c="15"/>System.out.println(new BigDecimal("1.00").divide(new BigDecimal("1.3"),3,RoundingMode.UP));</text:p>
      <text:p text:style-name="P1"><text:s text:c="3"/></text:p>
      <text:p text:style-name="P1"><text:s text:c="3"/></text:p>
      <text:p text:style-name="P1"><text:s text:c="9"/>}</text:p>
      <text:p text:style-name="P1"><text:s text:c="3"/></text:p>
      <text:p text:style-name="P1"><text:s text:c="2"/>}</text:p>
      <text:p text:style-name="P1"><text:s text:c="2"/>Saída:</text:p>
      <text:p text:style-name="P1"><text:s text:c="2"/>Divide</text:p>
      <text:p text:style-name="P1"><text:s text:c="2"/>0.770</text:p>
      <text:p text:style-name="P1"/>
      <text:p text:style-name="P1"/>
      <text:p text:style-name="P1">CEILING</text:p>
      <text:p text:style-name="P1">Rounding mode to round towards positive infinity.</text:p>
      <text:p text:style-name="P1">DOWN</text:p>
      <text:p text:style-name="P1">Rounding mode to round towards zero.</text:p>
      <text:p text:style-name="P1">FLOOR</text:p>
      <text:p text:style-name="P1">Rounding mode to round towards negative infinity.</text:p>
      <text:p text:style-name="P1">HALF_DOWN</text:p>
      <text:p text:style-name="P1"><text:soft-page-break/>Rounding mode to round towards "nearest neighbor" unless both neighbors are equidistant, in which case round down.</text:p>
      <text:p text:style-name="P1">HALF_EVEN</text:p>
      <text:p text:style-name="P1">Rounding mode to round towards the "nearest neighbor" unless both neighbors are equidistant, in which case, round towards the even neighbor.</text:p>
      <text:p text:style-name="P1">HALF_UP</text:p>
      <text:p text:style-name="P1">Rounding mode to round towards "nearest neighbor" unless both neighbors are equidistant, in which case round up.</text:p>
      <text:p text:style-name="P1">UNNECESSARY</text:p>
      <text:p text:style-name="P1">Rounding mode to assert that the requested operation has an exact result, hence no rounding is necessary.</text:p>
      <text:p text:style-name="P1">UP</text:p>
      <text:p text:style-name="P1">Rounding mode to round away from zero.</text:p>
      <text:p text:style-name="P1"/>
      <text:list xml:id="list165514514324406" text:continue-numbering="true" text:style-name="WWNum1">
        <text:list-item>
          <text:list>
            <text:list-item>
              <text:p text:style-name="P5">Inverter String JAVA</text:p>
            </text:list-item>
          </text:list>
        </text:list-item>
      </text:list>
      <text:p text:style-name="P1">a = new StringBuilder(a).reverse().toString();</text:p>
      <text:p text:style-name="P1"/>
      <text:list xml:id="list165514705265807" text:continue-numbering="true" text:style-name="WWNum1">
        <text:list-item>
          <text:list>
            <text:list-item>
              <text:p text:style-name="P5">Sort</text:p>
            </text:list-item>
          </text:list>
        </text:list-item>
      </text:list>
      <text:p text:style-name="P1">//ORDENAR UM ARRAY: usar arrays.sort(...);</text:p>
      <text:p text:style-name="P1"/>
      <text:p text:style-name="P1">int[] array = new int[10];</text:p>
      <text:p text:style-name="P1">Random rand = new Random();</text:p>
      <text:p text:style-name="P1">for (int i = 0; i &lt; array.length; i++)</text:p>
      <text:p text:style-name="P1"><text:s text:c="4"/>array[i] = rand.nextInt(100) + 1;</text:p>
      <text:p text:style-name="P1">Arrays.sort(array);</text:p>
      <text:p text:style-name="P1">System.out.println(Arrays.toString(array));</text:p>
      <text:p text:style-name="P1">// in reverse order</text:p>
      <text:p text:style-name="P1">for (int i = array.length - 1; i &gt;= 0; i--)</text:p>
      <text:p text:style-name="P1"><text:s text:c="4"/>System.out.print(array[i] + " ");</text:p>
      <text:p text:style-name="P1">System.out.println();</text:p>
      <text:p text:style-name="P1"/>
      <text:p text:style-name="P1"/>
      <text:p text:style-name="P1"/>
      <text:p text:style-name="P1">//ORDENAR UM ARRAYLIST: usar Collections.sort(...);</text:p>
      <text:p text:style-name="P1"/>
      <text:p text:style-name="P1">Collections.sort(mArrayList, new Comparator&lt;CustomData&gt;() {</text:p>
      <text:p text:style-name="P1"><text:s text:c="4"/>@Override</text:p>
      <text:p text:style-name="P1"><text:s text:c="4"/>public int compare(CustomData lhs, CustomData rhs) {</text:p>
      <text:p text:style-name="P1"><text:s text:c="8"/>// -1 - less than, 1 - greater than, 0 - equal, all inversed for descending</text:p>
      <text:p text:style-name="P1"><text:s text:c="8"/>return lhs.customInt &gt; rhs.customInt ? -1 : (lhs.customInt &lt; rhs.customInt) ? 1 : 0;</text:p>
      <text:p text:style-name="P1"><text:s text:c="4"/>}</text:p>
      <text:p text:style-name="P1">});</text:p>
      <text:list xml:id="list165514836989111" text:continue-numbering="true" text:style-name="WWNum1">
        <text:list-item>
          <text:list>
            <text:list-header>
              <text:p text:style-name="P6"/>
              <text:p text:style-name="P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 " style:num-suffix=" 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start-value="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start-value="8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start-value="8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start-value="8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start-value="8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start-value="8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8:51:16.714446541</meta:creation-date>
    <meta:generator>LibreOffice/5.3.3.2$Windows_x86 LibreOffice_project/3d9a8b4b4e538a85e0782bd6c2d430bafe583448</meta:generator>
    <dc:date>2017-09-06T16:55:11.389000000</dc:date>
    <meta:editing-duration>PT6M32S</meta:editing-duration>
    <meta:editing-cycles>4</meta:editing-cycles>
    <meta:document-statistic meta:table-count="0" meta:image-count="0" meta:object-count="0" meta:page-count="3" meta:paragraph-count="91" meta:word-count="315" meta:character-count="2690" meta:non-whitespace-character-count="2137"/>
  </office:meta>
</office:document-meta>
</file>